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1df44f" officeooo:paragraph-rsid="000a2fe4" style:font-size-asian="11.3500003814697pt" style:font-size-complex="13pt"/>
    </style:style>
    <style:style style:name="P2" style:family="paragraph" style:parent-style-name="Text_20_body">
      <style:text-properties fo:font-size="15pt" fo:font-weight="bold" officeooo:rsid="002166c6" officeooo:paragraph-rsid="000a2fe4" style:font-size-asian="15pt" style:font-size-complex="15pt"/>
    </style:style>
    <style:style style:name="P3" style:family="paragraph" style:parent-style-name="Text_20_body">
      <style:text-properties officeooo:paragraph-rsid="000a2fe4"/>
    </style:style>
    <style:style style:name="P4" style:family="paragraph" style:parent-style-name="Standard">
      <style:text-properties fo:font-size="20pt" officeooo:rsid="001df44f" officeooo:paragraph-rsid="000a2fe4" style:font-size-asian="20pt" style:font-size-complex="20pt"/>
    </style:style>
    <style:style style:name="P5" style:family="paragraph" style:parent-style-name="Standard" style:list-style-name="L1">
      <style:text-properties officeooo:paragraph-rsid="000a2fe4"/>
    </style:style>
    <style:style style:name="P6" style:family="paragraph" style:parent-style-name="Standard" style:list-style-name="L1">
      <style:text-properties fo:font-size="13pt" officeooo:rsid="001df44f" officeooo:paragraph-rsid="000a2fe4" style:font-size-asian="11.3500003814697pt" style:font-size-complex="13pt"/>
    </style:style>
    <style:style style:name="P7" style:family="paragraph" style:parent-style-name="Standard">
      <style:text-properties fo:font-size="13pt" officeooo:rsid="002166c6" officeooo:paragraph-rsid="000a2fe4" style:font-size-asian="11.3500003814697pt" style:font-size-complex="13pt"/>
    </style:style>
    <style:style style:name="P8" style:family="paragraph" style:parent-style-name="Standard" style:list-style-name="L3">
      <style:text-properties officeooo:paragraph-rsid="000ba10f"/>
    </style:style>
    <style:style style:name="P9" style:family="paragraph" style:parent-style-name="Standard">
      <style:text-properties officeooo:paragraph-rsid="000a2fe4"/>
    </style:style>
    <style:style style:name="P10" style:family="paragraph" style:parent-style-name="Text_20_body" style:list-style-name="L2">
      <style:text-properties officeooo:paragraph-rsid="000a2fe4"/>
    </style:style>
    <style:style style:name="P11" style:family="paragraph" style:parent-style-name="Text_20_body" style:list-style-name="L3">
      <style:text-properties officeooo:paragraph-rsid="000ba10f"/>
    </style:style>
    <style:style style:name="P12" style:family="paragraph" style:parent-style-name="Text_20_body">
      <style:text-properties fo:font-weight="bold" officeooo:paragraph-rsid="000a2fe4"/>
    </style:style>
    <style:style style:name="P13" style:family="paragraph" style:parent-style-name="Text_20_body">
      <style:paragraph-properties>
        <style:tab-stops>
          <style:tab-stop style:position="4.419cm"/>
        </style:tab-stops>
      </style:paragraph-properties>
      <style:text-properties fo:font-weight="bold" officeooo:paragraph-rsid="000d9180"/>
    </style:style>
    <style:style style:name="P14" style:family="paragraph" style:parent-style-name="Text_20_body" style:list-style-name="L4">
      <style:text-properties officeooo:paragraph-rsid="000a2fe4"/>
    </style:style>
    <style:style style:name="P15" style:family="paragraph" style:parent-style-name="Text_20_body" style:list-style-name="L4">
      <style:text-properties fo:font-weight="normal" officeooo:paragraph-rsid="000a2fe4" style:font-weight-asian="normal" style:font-weight-complex="normal"/>
    </style:style>
    <style:style style:name="P16" style:family="paragraph" style:parent-style-name="Text_20_body">
      <style:text-properties fo:font-weight="normal" officeooo:paragraph-rsid="000a2fe4" style:font-weight-asian="normal" style:font-weight-complex="normal"/>
    </style:style>
    <style:style style:name="P17" style:family="paragraph" style:parent-style-name="Text_20_body" style:list-style-name="L6">
      <style:paragraph-properties fo:margin-top="0cm" fo:margin-bottom="0cm" loext:contextual-spacing="false"/>
      <style:text-properties officeooo:paragraph-rsid="000a2fe4"/>
    </style:style>
    <style:style style:name="P18" style:family="paragraph" style:parent-style-name="Text_20_body" style:list-style-name="L6">
      <style:paragraph-properties fo:margin-top="0cm" fo:margin-bottom="0cm" loext:contextual-spacing="false"/>
      <style:text-properties fo:font-size="13pt" officeooo:rsid="002166c6" officeooo:paragraph-rsid="000a2fe4" style:font-size-asian="11.3500003814697pt" style:font-size-complex="13pt"/>
    </style:style>
    <style:style style:name="P19" style:family="paragraph" style:parent-style-name="Text_20_body">
      <style:paragraph-properties fo:margin-top="0cm" fo:margin-bottom="0cm" loext:contextual-spacing="false"/>
      <style:text-properties fo:font-weight="normal" officeooo:rsid="000f19e9" officeooo:paragraph-rsid="000f19e9" style:font-weight-asian="normal" style:font-weight-complex="normal"/>
    </style:style>
    <style:style style:name="P2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1pt" fo:font-style="normal" style:text-underline-style="none" fo:font-weight="bold" officeooo:rsid="000f19e9" officeooo:paragraph-rsid="000f19e9" style:text-blinking="false" fo:background-color="transparent" style:font-weight-asian="normal" style:font-weight-complex="normal"/>
    </style:style>
    <style:style style:name="P21"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19e9" style:text-blinking="false" fo:background-color="transparent"/>
    </style:style>
    <style:style style:name="T1" style:family="text">
      <style:text-properties fo:font-weight="normal" style:font-weight-asian="normal" style:font-weight-complex="normal"/>
    </style:style>
    <style:style style:name="T2" style:family="text">
      <style:text-properties fo:font-weight="normal" officeooo:rsid="0025b886" style:font-weight-asian="normal" style:font-weight-complex="normal"/>
    </style:style>
    <style:style style:name="T3" style:family="text">
      <style:text-properties fo:font-size="13pt" fo:font-weight="bold" officeooo:rsid="001df44f" style:font-size-asian="11.3500003814697pt" style:font-size-complex="13pt"/>
    </style:style>
    <style:style style:name="T4" style:family="text">
      <style:text-properties fo:font-size="13pt" fo:font-weight="bold" officeooo:rsid="002166c6" style:font-size-asian="11.3500003814697pt" style:font-weight-asian="bold" style:font-size-complex="13pt" style:font-weight-complex="bold"/>
    </style:style>
    <style:style style:name="T5" style:family="text">
      <style:text-properties fo:font-size="13pt" officeooo:rsid="001df44f" style:font-size-asian="11.3500003814697pt" style:font-size-complex="13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officeooo:rsid="002486de"/>
    </style:style>
    <style:style style:name="T9" style:family="text">
      <style:text-properties officeooo:rsid="0025b886"/>
    </style:style>
    <style:style style:name="T10" style:family="text">
      <style:text-properties officeooo:rsid="000d9180"/>
    </style:style>
    <style:style style:name="T11" style:family="text">
      <style:text-properties fo:font-size="15pt" style:font-size-asian="15pt" style:font-size-complex="15pt"/>
    </style:style>
    <style:style style:name="T12" style:family="text">
      <style:text-properties fo:font-size="15pt" officeooo:rsid="000d9180"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36"/>Talend</text:p>
      <text:p text:style-name="P4"/>
      <text:p text:style-name="P1"/>
      <text:p text:style-name="P1"/>
      <text:p text:style-name="P1"><text:s text:c="4"/><text:span text:style-name="T7">What is the tool about</text:span></text:p>
      <text:p text:style-name="P1"/>
      <text:list xml:id="list2721692315434527571" text:style-name="L1">
        <text:list-item>
          <text:p text:style-name="P5"><text:span text:style-name="T3">Talend</text:span><text:span text:style-name="T5"> is an enterprise data integration software vendor. </text:span></text:p>
        </text:list-item>
        <text:list-item>
          <text:p text:style-name="P6">Talend delivers a single platform for data integration across public, private, and hybrid cloud, as well as on-premises environments. </text:p>
        </text:list-item>
        <text:list-item>
          <text:p text:style-name="P6">The company provides enterprise software solutions for big data, data integration, data management, master data management, data quality, data preparation and enterprise application integration.</text:p>
        </text:list-item>
        <text:list-item>
          <text:p text:style-name="P6">It is available in both open source and premium version. </text:p>
        </text:list-item>
        <text:list-item>
          <text:p text:style-name="P6">It is one of the best tools for cloud computing and big data integration. </text:p>
        </text:list-item>
      </text:list>
      <text:p text:style-name="P7"/>
      <text:p text:style-name="P3"/>
      <text:p text:style-name="P2"><text:bookmark text:name="__w2_CLN4Xfh_answer_content"/>Pros <text:span text:style-name="T10">comparing its competitor</text:span></text:p>
      <text:list xml:id="list2731264390499981881" text:style-name="L2">
        <text:list-item>
          <text:p text:style-name="P10"><text:span text:style-name="T7">System Integration</text:span><text:line-break/> <text:span text:style-name="T8">Easily </text:span>you <text:span text:style-name="T8">can </text:span><text:s/>pull <text:span text:style-name="T8">a </text:span>data from <text:span text:style-name="T9">any</text:span> Server and load it into SalesForce</text:p>
        </text:list-item>
        <text:list-item>
          <text:p text:style-name="P10"><text:span text:style-name="T7">Data Transformation and Processing</text:span><text:line-break/><text:span text:style-name="T9">Y</text:span>ou <text:span text:style-name="T9">can </text:span><text:s/>virtually <text:span text:style-name="T9">have </text:span><text:s/>unlimited ability to manipulate and transform your data in a custom workflow. </text:p>
          <text:p text:style-name="P10">Talend comes with components for aggregating, filtering, sorting. It also comes with more advanced components for merging or splitting input and output, pinging a server, and implementing custom rules and code.</text:p>
        </text:list-item>
      </text:list>
      <text:list xml:id="list8678350889595731988" text:style-name="L3">
        <text:list-item>
          <text:p text:style-name="P11"><text:span text:style-name="T7">Data Quality and MDM:</text:span><text:span text:style-name="T1"><text:line-break/>Talend includes many components for cleansing and managing reference and transnational data. Data masking de-duplication, fuzzy matching, and MDM functions can be implemented with clicking and dragging components.</text:span></text:p>
        </text:list-item>
        <text:list-item>
          <text:p text:style-name="P8"><text:bookmark text:name="hs_cos_wrapper_post_body"/><text:span text:style-name="T1">Developers have the ability to tap into the core products of Talend and use a community supported and created plugins to match any specific ETL need.</text:span></text:p>
          <text:p text:style-name="P11"><text:span text:style-name="T6"><text:line-break/></text:span></text:p>
        </text:list-item>
      </text:list>
      <text:p text:style-name="P12"/>
      <text:p text:style-name="P13"><text:span text:style-name="T11">Cons </text:span><text:span text:style-name="T12">comparing its competitor:</text:span></text:p>
      <text:p text:style-name="P12"/>
      <text:list xml:id="list7411975250889418999" text:style-name="L4">
        <text:list-item>
          <text:p text:style-name="P15">Installation process of Integration Suite platform.</text:p>
        </text:list-item>
        <text:list-item>
          <text:p text:style-name="P15">JAVA memory management. It's easy to get a memory overhead error, and you have to modify configuration files to increase memory manually..</text:p>
        </text:list-item>
        <text:list-item>
          <text:p text:style-name="P15"><text:soft-page-break/>Syncing with Git should be made easier</text:p>
        </text:list-item>
        <text:list-item>
          <text:p text:style-name="P15">Can face issues with certain big data spaces</text:p>
        </text:list-item>
        <text:list-item>
          <text:p text:style-name="P15">Support find it difficult to resolve complex issues</text:p>
        </text:list-item>
        <text:list-item>
          <text:p text:style-name="P14"><text:span text:style-name="T2">T</text:span><text:span text:style-name="T1">oo technical for business users</text:span></text:p>
        </text:list-item>
        <text:list-item>
          <text:p text:style-name="P15">IDE is slow</text:p>
        </text:list-item>
      </text:list>
      <text:p text:style-name="P16"/>
      <text:p text:style-name="P16"/>
      <text:p text:style-name="P9"><text:span text:style-name="T4">Which tool is being used widely in market</text:span></text:p>
      <text:p text:style-name="P20"/>
      <text:list xml:id="list5229293143533794065" text:style-name="L7">
        <text:list-item>
          <text:p text:style-name="P21">Informatica is highly specialized in ETL and Data integration. </text:p>
        </text:list-item>
        <text:list-item>
          <text:p text:style-name="P21">It’s the market leader in ETL domain with 100% deployment rate and 94% customer loyalty.It is also easy to learn for any one even with very limited knowledge. But, if you want to go for open source and you are familiar with Java then go for Talend. </text:p>
        </text:list-item>
        <text:list-item>
          <text:p text:style-name="P21">It is more affordable than Informatica in terms of cost, training and resource allocatio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1:52:33.585601761</meta:creation-date>
    <dc:date>2018-09-12T16:51:41.067082157</dc:date>
    <meta:editing-duration>PT6M41S</meta:editing-duration>
    <meta:editing-cycles>2</meta:editing-cycles>
    <meta:generator>LibreOffice/5.1.6.2$Linux_X86_64 LibreOffice_project/10m0$Build-2</meta:generator>
    <meta:document-statistic meta:table-count="0" meta:image-count="0" meta:object-count="0" meta:page-count="2" meta:paragraph-count="26" meta:word-count="372" meta:character-count="2296" meta:non-whitespace-character-count="1918"/>
  </office:meta>
</office:document-meta>
</file>